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" fo:font-weight="bold" officeooo:rsid="002ab833" officeooo:paragraph-rsid="002ab833" style:font-weight-asian="bold" style:font-weight-complex="bold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" fo:font-weight="bold" officeooo:rsid="02a736d6" officeooo:paragraph-rsid="00209c19" style:font-weight-asian="bold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" fo:font-weight="normal" officeooo:rsid="00394cdd" officeooo:paragraph-rsid="00394cdd" style:font-weight-asian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1" fo:font-weight="bold" officeooo:rsid="03abf2fa" officeooo:paragraph-rsid="0033614f" style:font-weight-asian="bold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" fo:font-weight="normal" officeooo:rsid="003e66a0" officeooo:paragraph-rsid="003e66a0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" fo:font-weight="normal" officeooo:rsid="0042d9df" officeooo:paragraph-rsid="0042d9df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3fc3aa"/>
    </style:style>
    <style:style style:name="T2" style:family="text">
      <style:text-properties officeooo:rsid="0042e1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remove uGameCore’s team settings</text:p>
      <text:p text:style-name="P5">multiplayer : implement all functionalities ; <text:span text:style-name="T1">test ; better transform updating (use photon networking ?) ; we need a server - or use matchmaking ;</text:span></text:p>
      <text:p text:style-name="P6">cursor texture for : gathering, <text:span text:style-name="T2">moving</text:span></text:p>
      <text:p text:style-name="P4">disable UI navigation</text:p>
      <text:p text:style-name="P1">rocket launcher id is unrecogniz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5:46:03.004339409</meta:creation-date>
    <meta:generator>LibreOffice/5.1.6.2$Linux_X86_64 LibreOffice_project/10m0$Build-2</meta:generator>
    <dc:date>2017-10-12T19:04:48.915709445</dc:date>
    <meta:editing-duration>P5DT13H8M8S</meta:editing-duration>
    <meta:editing-cycles>49</meta:editing-cycles>
    <meta:document-statistic meta:table-count="0" meta:image-count="0" meta:object-count="0" meta:page-count="1" meta:paragraph-count="5" meta:word-count="43" meta:character-count="271" meta:non-whitespace-character-count="233"/>
  </office:meta>
</office:document-meta>
</file>